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808080"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 fo:font-style="italic" style:font-style-asian="italic" style:font-style-complex="italic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9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901.13pt" svg:height="358.41pt" svg:x="847.36pt" svg:y="324.51pt">
            <loext:p draw:notify-on-update-of-ranges="Sheet1.B52:Sheet1.B61 Sheet1.K39:Sheet1.K48 Sheet1.K52:Sheet1.K61 Sheet1.K63:Sheet1.K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20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3826" calcext:value-type="percentage">
            <text:p>38.26%</text:p>
          </table:table-cell>
          <table:table-cell table:style-name="ce5" table:formula="of:=2*(([.I11]*[.H11])/([.I11]+[.H11]))" office:value-type="percentage" office:value="0.495692939335359" calcext:value-type="percentage">
            <text:p>49.57%</text:p>
          </table:table-cell>
          <table:table-cell table:formula="of:=3*(([.H11]*[.I11])/(2*[.H11]+[.I11]))" office:value-type="percentage" office:value="0.451232882681564" calcext:value-type="percentage">
            <text:p>45.12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1" calcext:value-type="percentage">
            <text:p>66.10%</text:p>
          </table:table-cell>
          <table:table-cell table:style-name="ce5" office:value-type="percentage" office:value="0.5235" calcext:value-type="percentage">
            <text:p>52.35%</text:p>
          </table:table-cell>
          <table:table-cell table:style-name="ce5" table:formula="of:=2*(([.I12]*[.H12])/([.I12]+[.H12]))" office:value-type="percentage" office:value="0.584269311945969" calcext:value-type="percentage">
            <text:p>58.43%</text:p>
          </table:table-cell>
          <table:table-cell table:formula="of:=3*(([.H12]*[.I12])/(2*[.H12]+[.I12]))" office:value-type="percentage" office:value="0.562503657545381" calcext:value-type="percentage">
            <text:p>56.25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75" calcext:value-type="percentage">
            <text:p>62.75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13]*[.H13])/([.I13]+[.H13]))" office:value-type="percentage" office:value="0.6357890391571" calcext:value-type="percentage">
            <text:p>63.58%</text:p>
          </table:table-cell>
          <table:table-cell table:formula="of:=3*(([.H13]*[.I13])/(2*[.H13]+[.I13]))" office:value-type="percentage" office:value="0.638600931922287" calcext:value-type="percentage">
            <text:p>63.86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634" calcext:value-type="percentage">
            <text:p>76.34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17]*[.H17])/([.I17]+[.H17]))" office:value-type="percentage" office:value="0.586757157835309" calcext:value-type="percentage">
            <text:p>58.68%</text:p>
          </table:table-cell>
          <table:table-cell table:formula="of:=3*(([.H17]*[.I17])/(2*[.H17]+[.I17]))" office:value-type="percentage" office:value="0.544741326810762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08" calcext:value-type="percentage">
            <text:p>70.08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8]*[.H18])/([.I18]+[.H18]))" office:value-type="percentage" office:value="0.644923873353363" calcext:value-type="percentage">
            <text:p>64.49%</text:p>
          </table:table-cell>
          <table:table-cell table:formula="of:=3*(([.H18]*[.I18])/(2*[.H18]+[.I18]))" office:value-type="percentage" office:value="0.628227285006754" calcext:value-type="percentage">
            <text:p>62.82%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64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32" calcext:value-type="percentage">
            <text:p>66.32%</text:p>
          </table:table-cell>
          <table:table-cell table:style-name="ce5" office:value-type="percentage" office:value="0.6711" calcext:value-type="percentage">
            <text:p>67.11%</text:p>
          </table:table-cell>
          <table:table-cell table:style-name="ce5" table:formula="of:=2*(([.I19]*[.H19])/([.I19]+[.H19]))" office:value-type="percentage" office:value="0.667126613205426" calcext:value-type="percentage">
            <text:p>66.71%</text:p>
          </table:table-cell>
          <table:table-cell table:formula="of:=3*(([.H19]*[.I19])/(2*[.H19]+[.I19]))" office:value-type="percentage" office:value="0.668445837296621" calcext:value-type="percentage">
            <text:p>66.84%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2"/>
          <table:covered-table-cell table:style-name="ce14"/>
          <table:covered-table-cell table:number-columns-repeated="3" table:style-name="ce17"/>
          <table:covered-table-cell table:style-name="ce18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1]*[.H21])/([.I21]+[.H21]))" office:value-type="string" office:string-value="" calcext:value-type="error">
            <text:p>#DIV/0!</text:p>
          </table:table-cell>
          <table:table-cell table:style-name="ce18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2]*[.H22])/([.I22]+[.H22]))" office:value-type="string" office:string-value="" calcext:value-type="error">
            <text:p>#DIV/0!</text:p>
          </table:table-cell>
          <table:table-cell table:style-name="ce18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3]*[.H23])/([.I23]+[.H23]))" office:value-type="string" office:string-value="" calcext:value-type="error">
            <text:p>#DIV/0!</text:p>
          </table:table-cell>
          <table:table-cell table:style-name="ce18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5"/>
          <table:covered-table-cell table:number-columns-repeated="4" table:style-name="ce18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5]*[.H25])/([.I25]+[.H25]))" office:value-type="string" office:string-value="" calcext:value-type="error">
            <text:p>#DIV/0!</text:p>
          </table:table-cell>
          <table:table-cell table:style-name="ce18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6]*[.H26])/([.I26]+[.H26]))" office:value-type="string" office:string-value="" calcext:value-type="error">
            <text:p>#DIV/0!</text:p>
          </table:table-cell>
          <table:table-cell table:style-name="ce18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7]*[.H27])/([.I27]+[.H27]))" office:value-type="string" office:string-value="" calcext:value-type="error">
            <text:p>#DIV/0!</text:p>
          </table:table-cell>
          <table:table-cell table:style-name="ce18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8]*[.H28])/([.I28]+[.H28]))" office:value-type="string" office:string-value="" calcext:value-type="error">
            <text:p>#DIV/0!</text:p>
          </table:table-cell>
          <table:table-cell table:style-name="ce18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29]*[.H29])/([.I29]+[.H29]))" office:value-type="string" office:string-value="" calcext:value-type="error">
            <text:p>#DIV/0!</text:p>
          </table:table-cell>
          <table:table-cell table:style-name="ce18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0]*[.H30])/([.I30]+[.H30]))" office:value-type="string" office:string-value="" calcext:value-type="error">
            <text:p>#DIV/0!</text:p>
          </table:table-cell>
          <table:table-cell table:style-name="ce18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1]*[.H31])/([.I31]+[.H31]))" office:value-type="string" office:string-value="" calcext:value-type="error">
            <text:p>#DIV/0!</text:p>
          </table:table-cell>
          <table:table-cell table:style-name="ce18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5"/>
          <table:table-cell table:style-name="ce18" table:number-columns-repeated="2"/>
          <table:table-cell table:style-name="ce18" table:formula="of:=2*(([.I32]*[.H32])/([.I32]+[.H32]))" office:value-type="string" office:string-value="" calcext:value-type="error">
            <text:p>#DIV/0!</text:p>
          </table:table-cell>
          <table:table-cell table:style-name="ce18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3" table:style-name="ce5"/>
          <table:covered-table-cell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formula="of:=3*(([.H39]*[.I39])/(2*[.H39]+[.I39]))" office:value-type="percentage" office:value="0.56458749563395" calcext:value-type="percentage">
            <text:p>5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formula="of:=3*(([.H40]*[.I40])/(2*[.H40]+[.I40]))" office:value-type="percentage" office:value="0.620414141520901" calcext:value-type="percentage">
            <text:p>6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formula="of:=3*(([.H41]*[.I41])/(2*[.H41]+[.I41]))" office:value-type="percentage" office:value="0.626433227751098" calcext:value-type="percentage">
            <text:p>62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formula="of:=3*(([.H42]*[.I42])/(2*[.H42]+[.I42]))" office:value-type="percentage" office:value="0.641397154102331" calcext:value-type="percentage">
            <text:p>64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formula="of:=3*(([.H43]*[.I43])/(2*[.H43]+[.I43]))" office:value-type="percentage" office:value="0.613771811231216" calcext:value-type="percentage">
            <text:p>6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formula="of:=3*(([.H44]*[.I44])/(2*[.H44]+[.I44]))" office:value-type="percentage" office:value="0.601415405777167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formula="of:=3*(([.H45]*[.I45])/(2*[.H45]+[.I45]))" office:value-type="percentage" office:value="0.597207726526505" calcext:value-type="percentage">
            <text:p>5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formula="of:=3*(([.H46]*[.I46])/(2*[.H46]+[.I46]))" office:value-type="percentage" office:value="0.598599222636816" calcext:value-type="percentage">
            <text:p>59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formula="of:=3*(([.H47]*[.I47])/(2*[.H47]+[.I47]))" office:value-type="percentage" office:value="0.581321292775665" calcext:value-type="percentage">
            <text:p>58.13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9" office:value-type="percentage" office:value="0.686" calcext:value-type="percentage">
            <text:p>68.60%</text:p>
          </table:table-cell>
          <table:table-cell table:style-name="ce19" office:value-type="percentage" office:value="0.557" calcext:value-type="percentage">
            <text:p>55.70%</text:p>
          </table:table-cell>
          <table:table-cell table:style-name="ce19" table:formula="of:=2*(([.I48]*[.H48])/([.I48]+[.H48]))" office:value-type="percentage" office:value="0.614806114239743" calcext:value-type="percentage">
            <text:p>61.48%</text:p>
          </table:table-cell>
          <table:table-cell table:style-name="ce19" table:formula="of:=3*(([.H48]*[.I48])/(2*[.H48]+[.I48]))" office:value-type="percentage" office:value="0.594248833592535" calcext:value-type="percentage">
            <text:p>59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formula="of:=3*(([.H49]*[.I49])/(2*[.H49]+[.I49]))" office:value-type="percentage" office:value="0.635918239951279" calcext:value-type="percentage">
            <text:p>63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formula="of:=3*(([.H50]*[.I50])/(2*[.H50]+[.I50]))" office:value-type="percentage" office:value="0.620660548545208" calcext:value-type="percentage">
            <text:p>62.07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formula="of:=3*(([.H52]*[.I52])/(2*[.H52]+[.I52]))" office:value-type="percentage" office:value="0.471656634560907" calcext:value-type="percentage">
            <text:p>47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formula="of:=3*(([.H53]*[.I53])/(2*[.H53]+[.I53]))" office:value-type="percentage" office:value="0.530306795195954" calcext:value-type="percentage">
            <text:p>5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formula="of:=3*(([.H54]*[.I54])/(2*[.H54]+[.I54]))" office:value-type="percentage" office:value="0.539985562005277" calcext:value-type="percentage">
            <text:p>5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formula="of:=3*(([.H55]*[.I55])/(2*[.H55]+[.I55]))" office:value-type="percentage" office:value="0.544744378729471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formula="of:=3*(([.H56]*[.I56])/(2*[.H56]+[.I56]))" office:value-type="percentage" office:value="0.561602143415906" calcext:value-type="percentage">
            <text:p>56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formula="of:=3*(([.H57]*[.I57])/(2*[.H57]+[.I57]))" office:value-type="percentage" office:value="0.552194571785789" calcext:value-type="percentage">
            <text:p>5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formula="of:=3*(([.H58]*[.I58])/(2*[.H58]+[.I58]))" office:value-type="percentage" office:value="0.53383187250996" calcext:value-type="percentage">
            <text:p>53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formula="of:=3*(([.H59]*[.I59])/(2*[.H59]+[.I59]))" office:value-type="percentage" office:value="0.520111225652433" calcext:value-type="percentage">
            <text:p>52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formula="of:=3*(([.H60]*[.I60])/(2*[.H60]+[.I60]))" office:value-type="percentage" office:value="0.550839911866541" calcext:value-type="percentage">
            <text:p>55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formula="of:=3*(([.H61]*[.I61])/(2*[.H61]+[.I61]))" office:value-type="percentage" office:value="0.522393799559471" calcext:value-type="percentage">
            <text:p>52.24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formula="of:=3*(([.H63]*[.I63])/(2*[.H63]+[.I63]))" office:value-type="percentage" office:value="0.613441823984422" calcext:value-type="percentage">
            <text:p>6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formula="of:=3*(([.H64]*[.I64])/(2*[.H64]+[.I64]))" office:value-type="percentage" office:value="0.610976926353906" calcext:value-type="percentage">
            <text:p>6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formula="of:=3*(([.H65]*[.I65])/(2*[.H65]+[.I65]))" office:value-type="percentage" office:value="0.608304212648557" calcext:value-type="percentage">
            <text:p>6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formula="of:=3*(([.H66]*[.I66])/(2*[.H66]+[.I66]))" office:value-type="percentage" office:value="0.61084142394822" calcext:value-type="percentage">
            <text:p>6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formula="of:=3*(([.H67]*[.I67])/(2*[.H67]+[.I67]))" office:value-type="percentage" office:value="0.608188030327472" calcext:value-type="percentage">
            <text:p>6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formula="of:=3*(([.H68]*[.I68])/(2*[.H68]+[.I68]))" office:value-type="percentage" office:value="0.591759771879798" calcext:value-type="percentage">
            <text:p>5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formula="of:=3*(([.H69]*[.I69])/(2*[.H69]+[.I69]))" office:value-type="percentage" office:value="0.597278784201236" calcext:value-type="percentage">
            <text:p>59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formula="of:=3*(([.H70]*[.I70])/(2*[.H70]+[.I70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formula="of:=3*(([.H71]*[.I71])/(2*[.H71]+[.I71]))" office:value-type="percentage" office:value="0.605507427652733" calcext:value-type="percentage">
            <text:p>60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formula="of:=3*(([.H72]*[.I72])/(2*[.H72]+[.I72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tan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wire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97" calcext:value-type="percentage">
            <text:p>63.9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4]*[.H74])/([.I74]+[.H74]))" office:value-type="percentage" office:value="0.610527672441974" calcext:value-type="percentage">
            <text:p>61.05%</text:p>
          </table:table-cell>
          <table:table-cell table:formula="of:=3*(([.H74]*[.I74])/(2*[.H74]+[.I74]))" office:value-type="percentage" office:value="0.601385976493318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nd</text:p>
          </table:table-cell>
          <table:table-cell table:number-columns-repeated="2" table:style-name="ce10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7" calcext:value-type="percentage">
            <text:p>67.77%</text:p>
          </table:table-cell>
          <table:table-cell table:style-name="ce5" office:value-type="percentage" office:value="0.5503" calcext:value-type="percentage">
            <text:p>55.03%</text:p>
          </table:table-cell>
          <table:table-cell table:style-name="ce5" table:formula="of:=2*(([.I75]*[.H75])/([.I75]+[.H75]))" office:value-type="percentage" office:value="0.607391384364821" calcext:value-type="percentage">
            <text:p>60.74%</text:p>
          </table:table-cell>
          <table:table-cell table:formula="of:=3*(([.H75]*[.I75])/(2*[.H75]+[.I75]))" office:value-type="percentage" office:value="0.587088697066695" calcext:value-type="percentage">
            <text:p>58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2" calcext:value-type="percentage">
            <text:p>65.22%</text:p>
          </table:table-cell>
          <table:table-cell table:style-name="ce5" office:value-type="percentage" office:value="0.302" calcext:value-type="percentage">
            <text:p>30.20%</text:p>
          </table:table-cell>
          <table:table-cell table:style-name="ce5" table:formula="of:=2*(([.I76]*[.H76])/([.I76]+[.H76]))" office:value-type="percentage" office:value="0.412836721861245" calcext:value-type="percentage">
            <text:p>41.28%</text:p>
          </table:table-cell>
          <table:table-cell table:formula="of:=3*(([.H76]*[.I76])/(2*[.H76]+[.I76]))" office:value-type="percentage" office:value="0.367836902390438" calcext:value-type="percentage">
            <text:p>36.78%</text:p>
          </table:table-cell>
          <table:table-cell table:number-columns-repeated="2"/>
        </table:table-row>
        <table:table-row table:style-name="ro1" table:number-rows-repeated="104849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1:29:30.608327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6-03-22T11:34:43.526057059</dc:date>
    <dc:creator>leon </dc:creator>
    <meta:editing-duration>P1DT2H35M28S</meta:editing-duration>
    <meta:editing-cycles>29</meta:editing-cycles>
    <meta:generator>LibreOffice/5.0.5.2$Linux_X86_64 LibreOffice_project/00m0$Build-2</meta:generator>
    <meta:document-statistic meta:table-count="1" meta:cell-count="5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11">
      <style:chart-properties chart:display-label="true" chart:logarithmic="false" chart:minimum="0.45" chart:maximum="0.68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791cm" svg:height="12.645cm" xlink:href=".." xlink:type="simple" chart:class="chart:line" chart:style-name="ch1">
        <chart:legend svg:x="20.288cm" svg:y="7.832cm" style:legend-expansion="custom" chartooo:width="9.39cm" chartooo:height="2.215cm" style:legend-expansion-aspect-ratio="4.2392776523702" chart:style-name="ch2"/>
        <chart:plot-area chart:style-name="ch3" table:cell-range-address="Sheet1.B52:Sheet1.B61 Sheet1.K39:Sheet1.K48 Sheet1.K52:Sheet1.K61 Sheet1.K63:Sheet1.K72" chart:data-source-has-labels="both" svg:x="1.991cm" svg:y="0.252cm" svg:width="29.165cm" svg:height="10.815cm">
          <chartooo:coordinate-region svg:x="3.671cm" svg:y="0.252cm" svg:width="27.02cm" svg:height="10.062cm"/>
          <chart:axis chart:dimension="x" chart:name="primary-x" chart:style-name="ch4" chartooo:axis-type="text">
            <chart:title svg:x="13.124cm" svg:y="11.32cm" chart:style-name="ch5">
              <text:p>Volume of news data (tokens)</text:p>
            </chart:title>
            <chart:categories table:cell-range-address="Sheet1.B52:Sheet1.B61"/>
          </chart:axis>
          <chart:axis chart:dimension="y" chart:name="primary-y" chart:style-name="ch6">
            <chart:title svg:x="0.451cm" svg:y="6.053cm" chart:style-name="ch7">
              <text:p>F2</text:p>
            </chart:title>
            <chart:grid chart:style-name="ch8" chart:class="major"/>
          </chart:axis>
          <chart:series chart:style-name="ch9" chart:values-cell-range-address="Sheet1.K39:Sheet1.K48" loext:label-string="&quot;News data blended clusters&quot;" chart:class="chart:line">
            <chart:data-point chart:repeated="10"/>
          </chart:series>
          <chart:series chart:style-name="ch10" chart:values-cell-range-address="Sheet1.K52:Sheet1.K61" loext:label-string="&quot;Blended data blended clusters&quot;" chart:class="chart:line">
            <chart:data-point chart:repeated="10"/>
          </chart:series>
          <chart:series chart:style-name="ch11" chart:values-cell-range-address="Sheet1.K63:Sheet1.K72" loext:label-string="&quot;News data news clusters&quot;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s data blended clusters</text:p>
              </table:table-cell>
              <table:table-cell office:value-type="string">
                <text:p>Blended data blended clusters</text:p>
              </table:table-cell>
              <table:table-cell office:value-type="string">
                <text:p>News data news clusters</text:p>
              </table:table-cell>
            </table:table-row>
          </table:table-header-rows>
          <table:table-rows>
            <table:table-row>
              <table:table-cell office:value-type="string">
                <text:p>20k</text:p>
                <draw:g>
                  <svg:desc>Sheet1.B52:Sheet1.B61</svg:desc>
                </draw:g>
              </table:table-cell>
              <table:table-cell office:value-type="float" office:value="0.56458749563395">
                <text:p>0.56458749563395</text:p>
                <draw:g>
                  <svg:desc>Sheet1.K39:Sheet1.K48</svg:desc>
                </draw:g>
              </table:table-cell>
              <table:table-cell office:value-type="float" office:value="0.471656634560907">
                <text:p>0.471656634560907</text:p>
                <draw:g>
                  <svg:desc>Sheet1.K52:Sheet1.K61</svg:desc>
                </draw:g>
              </table:table-cell>
              <table:table-cell office:value-type="float" office:value="0.613441823984422">
                <text:p>0.613441823984422</text:p>
                <draw:g>
                  <svg:desc>Sheet1.K63:Sheet1.K72</svg:desc>
                </draw:g>
              </table:table-cell>
            </table:table-row>
            <table:table-row>
              <table:table-cell office:value-type="string">
                <text:p>40k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60k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80k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613771811231216">
                <text:p>0.613771811231216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120k</text:p>
              </table:table-cell>
              <table:table-cell office:value-type="float" office:value="0.601415405777167">
                <text:p>0.601415405777167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140k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160k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180k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  <table:table-row>
              <table:table-cell office:value-type="string">
                <text:p>200k</text:p>
              </table:table-cell>
              <table:table-cell office:value-type="float" office:value="0.594248833592535">
                <text:p>0.594248833592535</text:p>
              </table:table-cell>
              <table:table-cell office:value-type="float" office:value="0.522393799559471">
                <text:p>0.522393799559471</text:p>
              </table:table-cell>
              <table:table-cell office:value-type="float" office:value="0.595886779438331">
                <text:p>0.59588677943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